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3.302cm" svg:x="1.07cm" svg:y="5.826cm">
          <text:p text:style-name="P1">Στόμιο</text:p>
          <text:p text:style-name="P1">(Spou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4.699cm" svg:x="10.776cm" svg:y="1.224cm">
          <text:p text:style-name="P1">Κοχλίας</text:p>
          <text:p text:style-name="P1">(Bol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858cm" svg:height="3.302cm" svg:x="1.07cm" svg:y="15.126cm">
          <text:p text:style-name="P1">Στόμιο</text:p>
          <text:p text:style-name="P1">(Spou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4.699cm" svg:x="10.776cm" svg:y="9.924cm">
          <text:p text:style-name="P1">Κοχλίας</text:p>
          <text:p text:style-name="P1">(Bol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4.699cm" svg:x="10.776cm" svg:y="19.424cm">
          <text:p text:style-name="P1">Κοχλίας</text:p>
          <text:p text:style-name="P1">(Bol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4.699cm" svg:x="18.076cm" svg:y="5.024cm">
          <text:p text:style-name="P1">Κοχλίας</text:p>
          <text:p text:style-name="P1">(Bol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985cm" svg:y1="7.477cm" svg:x2="10.779cm" svg:y2="3.54cm">
          <text:p/>
        </draw:line>
        <draw:line draw:style-name="gr2" draw:text-style-name="P1" draw:layer="layout" svg:x1="7.858cm" svg:y1="7.477cm" svg:x2="10.906cm" svg:y2="12.557cm">
          <text:p/>
        </draw:line>
        <draw:line draw:style-name="gr2" draw:text-style-name="P1" draw:layer="layout" svg:x1="7.985cm" svg:y1="17.002cm" svg:x2="10.779cm" svg:y2="12.176cm">
          <text:p/>
        </draw:line>
        <draw:line draw:style-name="gr2" draw:text-style-name="P1" draw:layer="layout" svg:x1="7.985cm" svg:y1="17.002cm" svg:x2="10.779cm" svg:y2="21.955cm">
          <text:p/>
        </draw:line>
        <draw:line draw:style-name="gr2" draw:text-style-name="P1" draw:layer="layout" svg:x1="15.605cm" svg:y1="3.54cm" svg:x2="18.272cm" svg:y2="7.731cm">
          <text:p/>
        </draw:line>
        <draw:line draw:style-name="gr2" draw:text-style-name="P1" draw:layer="layout" svg:x1="15.605cm" svg:y1="12.303cm" svg:x2="18.145cm" svg:y2="7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08:01:46.665935868</meta:creation-date>
    <dc:date>2015-08-29T08:10:37.695878795</dc:date>
    <meta:editing-duration>P0D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